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6876b" officeooo:paragraph-rsid="0016876b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177a84" officeooo:paragraph-rsid="00177a84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1a44ed" officeooo:paragraph-rsid="001a44ed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219bf2" officeooo:paragraph-rsid="00219bf2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230a3d" officeooo:paragraph-rsid="00230a3d" style:font-weight-asian="normal" style:font-weight-complex="normal"/>
    </style:style>
    <style:style style:name="P6" style:family="paragraph" style:parent-style-name="Standard">
      <style:text-properties style:text-underline-style="none" fo:font-weight="bold" officeooo:rsid="0016876b" officeooo:paragraph-rsid="0016876b" style:font-weight-asian="bold" style:font-weight-complex="bold"/>
    </style:style>
    <style:style style:name="P7" style:family="paragraph" style:parent-style-name="Standard">
      <style:text-properties fo:font-style="normal" style:text-underline-style="solid" style:text-underline-width="auto" style:text-underline-color="font-color" fo:font-weight="normal" officeooo:rsid="002abf50" officeooo:paragraph-rsid="002abf50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solid" style:text-underline-width="auto" style:text-underline-color="font-color" fo:font-weight="normal" officeooo:rsid="002ff8e7" officeooo:paragraph-rsid="002ff8e7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style:text-underline-style="solid" style:text-underline-width="auto" style:text-underline-color="font-color" fo:font-weight="normal" officeooo:rsid="0035db63" officeooo:paragraph-rsid="0035db63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solid" style:text-underline-width="auto" style:text-underline-color="font-color" fo:font-weight="normal" officeooo:rsid="0041c6fb" officeooo:paragraph-rsid="0041c6fb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none" fo:font-weight="normal" officeooo:rsid="004b0118" officeooo:paragraph-rsid="004b0118" style:font-style-asian="normal" style:font-weight-asian="normal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officeooo:rsid="0018894a"/>
    </style:style>
    <style:style style:name="T4" style:family="text">
      <style:text-properties style:text-underline-style="none" officeooo:rsid="00191b11"/>
    </style:style>
    <style:style style:name="T5" style:family="text">
      <style:text-properties style:text-underline-style="none" officeooo:rsid="001b9df9"/>
    </style:style>
    <style:style style:name="T6" style:family="text">
      <style:text-properties style:text-underline-style="none" officeooo:rsid="001ca6f7"/>
    </style:style>
    <style:style style:name="T7" style:family="text">
      <style:text-properties style:text-underline-style="none" officeooo:rsid="001de75e"/>
    </style:style>
    <style:style style:name="T8" style:family="text">
      <style:text-properties style:text-underline-style="none" officeooo:rsid="001e6759"/>
    </style:style>
    <style:style style:name="T9" style:family="text">
      <style:text-properties style:text-underline-style="none" officeooo:rsid="001e6c75"/>
    </style:style>
    <style:style style:name="T10" style:family="text">
      <style:text-properties style:text-underline-style="none" officeooo:rsid="001fb486"/>
    </style:style>
    <style:style style:name="T11" style:family="text">
      <style:text-properties style:text-underline-style="none" officeooo:rsid="00219bf2"/>
    </style:style>
    <style:style style:name="T12" style:family="text">
      <style:text-properties style:text-underline-style="none" officeooo:rsid="0022590c"/>
    </style:style>
    <style:style style:name="T13" style:family="text">
      <style:text-properties style:text-underline-style="none" fo:font-weight="bold" officeooo:rsid="002cc23f" style:font-weight-asian="bold" style:font-weight-complex="bold"/>
    </style:style>
    <style:style style:name="T14" style:family="text">
      <style:text-properties style:text-underline-style="none" officeooo:rsid="002cc23f"/>
    </style:style>
    <style:style style:name="T15" style:family="text">
      <style:text-properties style:text-underline-style="none" officeooo:rsid="002d7976"/>
    </style:style>
    <style:style style:name="T16" style:family="text">
      <style:text-properties style:text-underline-style="none" officeooo:rsid="002ed902"/>
    </style:style>
    <style:style style:name="T17" style:family="text">
      <style:text-properties style:text-underline-style="none" officeooo:rsid="00318dbc"/>
    </style:style>
    <style:style style:name="T18" style:family="text">
      <style:text-properties style:text-underline-style="none" officeooo:rsid="0031e94b"/>
    </style:style>
    <style:style style:name="T19" style:family="text">
      <style:text-properties style:text-underline-style="none" officeooo:rsid="0033e1c5"/>
    </style:style>
    <style:style style:name="T20" style:family="text">
      <style:text-properties style:text-underline-style="none" officeooo:rsid="003780ff"/>
    </style:style>
    <style:style style:name="T21" style:family="text">
      <style:text-properties style:text-underline-style="none" officeooo:rsid="0038a3f6"/>
    </style:style>
    <style:style style:name="T22" style:family="text">
      <style:text-properties style:text-underline-style="none" officeooo:rsid="003aa2b4"/>
    </style:style>
    <style:style style:name="T23" style:family="text">
      <style:text-properties style:text-underline-style="none" officeooo:rsid="003ac947"/>
    </style:style>
    <style:style style:name="T24" style:family="text">
      <style:text-properties style:text-underline-style="none" officeooo:rsid="003b4bfa"/>
    </style:style>
    <style:style style:name="T25" style:family="text">
      <style:text-properties style:text-underline-style="none" officeooo:rsid="003b8fd9"/>
    </style:style>
    <style:style style:name="T26" style:family="text">
      <style:text-properties style:text-underline-style="none" officeooo:rsid="003d2286"/>
    </style:style>
    <style:style style:name="T27" style:family="text">
      <style:text-properties style:text-underline-style="none" officeooo:rsid="003ec8b6"/>
    </style:style>
    <style:style style:name="T28" style:family="text">
      <style:text-properties style:text-underline-style="none" officeooo:rsid="003f3a0a"/>
    </style:style>
    <style:style style:name="T29" style:family="text">
      <style:text-properties style:text-underline-style="none" officeooo:rsid="00417eb1"/>
    </style:style>
    <style:style style:name="T30" style:family="text">
      <style:text-properties style:text-underline-style="none" officeooo:rsid="004464f0"/>
    </style:style>
    <style:style style:name="T31" style:family="text">
      <style:text-properties style:text-underline-style="none" officeooo:rsid="0045ea69"/>
    </style:style>
    <style:style style:name="T32" style:family="text">
      <style:text-properties style:text-underline-style="none" officeooo:rsid="0046a01e"/>
    </style:style>
    <style:style style:name="T33" style:family="text">
      <style:text-properties style:text-underline-style="none" officeooo:rsid="0046fce1"/>
    </style:style>
    <style:style style:name="T34" style:family="text">
      <style:text-properties style:text-underline-style="none" officeooo:rsid="0047623e"/>
    </style:style>
    <style:style style:name="T35" style:family="text">
      <style:text-properties style:text-underline-style="none" officeooo:rsid="004949eb"/>
    </style:style>
    <style:style style:name="T36" style:family="text">
      <style:text-properties style:text-underline-style="none" officeooo:rsid="004ef5a2"/>
    </style:style>
    <style:style style:name="T37" style:family="text">
      <style:text-properties style:text-underline-style="none" officeooo:rsid="004fa2f5"/>
    </style:style>
    <style:style style:name="T38" style:family="text">
      <style:text-properties style:text-underline-style="none" officeooo:rsid="0055b461"/>
    </style:style>
    <style:style style:name="T39" style:family="text">
      <style:text-properties style:text-underline-style="none" officeooo:rsid="005707d4"/>
    </style:style>
    <style:style style:name="T40" style:family="text">
      <style:text-properties style:text-underline-style="none" officeooo:rsid="0058f595"/>
    </style:style>
    <style:style style:name="T41" style:family="text">
      <style:text-properties style:text-underline-style="none" officeooo:rsid="005aa22e"/>
    </style:style>
    <style:style style:name="T42" style:family="text">
      <style:text-properties fo:font-style="italic" style:text-underline-style="none" fo:font-weight="bold" officeooo:rsid="0022590c" style:font-style-asian="italic" style:font-weight-asian="bold" style:font-style-complex="italic" style:font-weight-complex="bold"/>
    </style:style>
    <style:style style:name="T43" style:family="text">
      <style:text-properties fo:font-style="italic" style:text-underline-style="none" fo:font-weight="bold" officeooo:rsid="0024741d" style:font-style-asian="italic" style:font-weight-asian="bold" style:font-style-complex="italic" style:font-weight-complex="bold"/>
    </style:style>
    <style:style style:name="T44" style:family="text">
      <style:text-properties fo:font-style="italic" style:text-underline-style="none" fo:font-weight="bold" officeooo:rsid="003780ff" style:font-style-asian="italic" style:font-weight-asian="bold" style:font-style-complex="italic" style:font-weight-complex="bold"/>
    </style:style>
    <style:style style:name="T45" style:family="text">
      <style:text-properties fo:font-style="italic" style:text-underline-style="none" fo:font-weight="bold" officeooo:rsid="0038a3f6" style:font-style-asian="italic" style:font-weight-asian="bold" style:font-style-complex="italic" style:font-weight-complex="bold"/>
    </style:style>
    <style:style style:name="T46" style:family="text">
      <style:text-properties fo:font-style="italic" style:text-underline-style="none" fo:font-weight="bold" officeooo:rsid="003ac947" style:font-style-asian="italic" style:font-weight-asian="bold" style:font-style-complex="italic" style:font-weight-complex="bold"/>
    </style:style>
    <style:style style:name="T47" style:family="text">
      <style:text-properties fo:font-style="italic" style:text-underline-style="none" fo:font-weight="bold" officeooo:rsid="003b4bfa" style:font-style-asian="italic" style:font-weight-asian="bold" style:font-style-complex="italic" style:font-weight-complex="bold"/>
    </style:style>
    <style:style style:name="T48" style:family="text">
      <style:text-properties fo:font-style="italic" style:text-underline-style="none" fo:font-weight="bold" officeooo:rsid="004464f0" style:font-style-asian="italic" style:font-weight-asian="bold" style:font-style-complex="italic" style:font-weight-complex="bold"/>
    </style:style>
    <style:style style:name="T49" style:family="text">
      <style:text-properties fo:font-style="italic" style:text-underline-style="none" fo:font-weight="bold" officeooo:rsid="0045ea69" style:font-style-asian="italic" style:font-weight-asian="bold" style:font-style-complex="italic" style:font-weight-complex="bold"/>
    </style:style>
    <style:style style:name="T50" style:family="text">
      <style:text-properties fo:font-style="italic" style:text-underline-style="none" fo:font-weight="bold" officeooo:rsid="0046fce1" style:font-style-asian="italic" style:font-weight-asian="bold" style:font-style-complex="italic" style:font-weight-complex="bold"/>
    </style:style>
    <style:style style:name="T51" style:family="text">
      <style:text-properties fo:font-style="italic" style:text-underline-style="none" officeooo:rsid="0022590c" style:font-style-asian="italic" style:font-style-complex="italic"/>
    </style:style>
    <style:style style:name="T52" style:family="text">
      <style:text-properties fo:font-style="italic" style:text-underline-style="none" officeooo:rsid="0038a3f6" style:font-style-asian="italic" style:font-style-complex="italic"/>
    </style:style>
    <style:style style:name="T53" style:family="text">
      <style:text-properties fo:font-style="italic" style:text-underline-style="none" officeooo:rsid="003ac947" style:font-style-asian="italic" style:font-style-complex="italic"/>
    </style:style>
    <style:style style:name="T54" style:family="text">
      <style:text-properties fo:font-style="italic" style:text-underline-style="none" officeooo:rsid="0046a01e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fo:font-style="normal" officeooo:rsid="0022b4f9" style:font-style-asian="normal" style:font-style-complex="normal"/>
    </style:style>
    <style:style style:name="T58" style:family="text">
      <style:text-properties fo:font-style="normal" style:text-underline-style="none" style:font-style-asian="normal" style:font-style-complex="normal"/>
    </style:style>
    <style:style style:name="T59" style:family="text">
      <style:text-properties fo:font-style="normal" style:text-underline-style="none" officeooo:rsid="0022590c" style:font-style-asian="normal" style:font-style-complex="normal"/>
    </style:style>
    <style:style style:name="T60" style:family="text">
      <style:text-properties fo:font-style="normal" style:text-underline-style="none" officeooo:rsid="0022b4f9" style:font-style-asian="normal" style:font-style-complex="normal"/>
    </style:style>
    <style:style style:name="T61" style:family="text">
      <style:text-properties fo:font-style="normal" style:text-underline-style="none" officeooo:rsid="0024741d" style:font-style-asian="normal" style:font-style-complex="normal"/>
    </style:style>
    <style:style style:name="T62" style:family="text">
      <style:text-properties fo:font-style="normal" style:text-underline-style="none" officeooo:rsid="0025ee21" style:font-style-asian="normal" style:font-style-complex="normal"/>
    </style:style>
    <style:style style:name="T63" style:family="text">
      <style:text-properties fo:font-style="normal" style:text-underline-style="none" officeooo:rsid="0028f98e" style:font-style-asian="normal" style:font-style-complex="normal"/>
    </style:style>
    <style:style style:name="T64" style:family="text">
      <style:text-properties fo:font-style="normal" style:text-underline-style="none" officeooo:rsid="004fde06" style:font-style-asian="normal" style:font-style-complex="normal"/>
    </style:style>
    <style:style style:name="T65" style:family="text">
      <style:text-properties fo:font-style="normal" style:text-underline-style="none" officeooo:rsid="0050d998" style:font-style-asian="normal" style:font-style-complex="normal"/>
    </style:style>
    <style:style style:name="T66" style:family="text">
      <style:text-properties fo:font-style="normal" style:text-underline-style="none" officeooo:rsid="0053fec1" style:font-style-asian="normal" style:font-style-complex="normal"/>
    </style:style>
    <style:style style:name="T67" style:family="text">
      <style:text-properties officeooo:rsid="004c5aa8"/>
    </style:style>
    <style:style style:name="T68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AC0218 – Técnicas de Programação II</text:p>
      <text:p text:style-name="P1">Nome<text:span text:style-name="T1">:</text:span><text:span text:style-name="T2"> Vítor Kei Taira Tamada</text:span></text:p>
      <text:p text:style-name="P1">NUSP<text:span text:style-name="T1">:</text:span><text:span text:style-name="T2"> 8516250</text:span></text:p>
      <text:p text:style-name="P1"/>
      <text:p text:style-name="P2"><text:span text:style-name="T1"><text:tab/></text:span>1.1<text:span text:style-name="T1">: Introdução simples e direta do que o livro busca ensinar com exemplo prático como motivação.</text:span></text:p>
      <text:p text:style-name="P2"><text:span text:style-name="T1"><text:tab/></text:span>1.2<text:span text:style-name="T1">: </text:span><text:span text:style-name="T3">Uma vez que o objetivo do livro é ensinar a </text:span><text:span text:style-name="T36">M</text:span><text:span text:style-name="T3">etodologia Ágil, esta seção explica um pouco sobre algumas metologias do tipo </text:span><text:span text:style-name="T5">P</text:span><text:span text:style-name="T3">laneje-e-</text:span><text:span text:style-name="T5">D</text:span><text:span text:style-name="T3">ocumente, destacando o defeito compartilhado por todas elas: a extensa documentação faz com que o projeto se torne </text:span><text:span text:style-name="T7">long</text:span><text:span text:style-name="T11">o</text:span><text:span text:style-name="T7">, tedioso</text:span><text:span text:style-name="T3"> e haja menos interação com o cliente, deixando propenso a ter erros por mal entendidos e mudanças de ideia </text:span><text:span text:style-name="T4">do contratante. </text:span><text:span text:style-name="T6">Mesmo assim, ainda há um lado positivo para este tipo de desenvolvimento de programas: </text:span><text:span text:style-name="T8">a documentação também torna co</text:span><text:span text:style-name="T6">nsideravelmente fácil para integrantes novos estarem a par do projeto e alcançarem o resto da equipe.</text:span></text:p>
      <text:p text:style-name="P3"><text:span text:style-name="T1"><text:tab/></text:span>1.3<text:span text:style-name="T1">: </text:span><text:span text:style-name="T9">Seguindo a ideia do livro, esta seção destaca as características da Metodologia Ágil e apresenta dados que </text:span><text:span text:style-name="T10">a </text:span><text:span text:style-name="T9">contrastam com a Planeje-e-Documente, bem como o quão melhor a primeira tem apresentado resultados positivos em relação à segunda.</text:span></text:p>
      <text:p text:style-name="P4"><text:span text:style-name="T1"><text:tab/></text:span>1.4<text:span text:style-name="T1">: </text:span><text:span text:style-name="T12">Esta seção define e clarifica Arquitetura Orientada a Serviços (</text:span><text:span text:style-name="T42">Service Oriented Architecture – SOA</text:span><text:span text:style-name="T59">), comparando com </text:span><text:span text:style-name="T51">silos de software</text:span><text:span text:style-name="T59">. </text:span><text:span text:style-name="T60">A seção deixa bem claro o quão superior o SOA é utilizando exemp</text:span><text:span text:style-name="T64">l</text:span><text:span text:style-name="T60">o</text:span><text:span text:style-name="T65">s</text:span><text:span text:style-name="T60"> e até mesmo desvantagens que ele tem em relação a silos de software.</text:span></text:p>
      <text:p text:style-name="P5"><text:span text:style-name="T60"><text:tab/></text:span><text:span text:style-name="T57">1.</text:span><text:span text:style-name="T56">5</text:span><text:span text:style-name="T58">: </text:span><text:span text:style-name="T61">A seção 1.5 define o que é </text:span><text:span text:style-name="T43">Software as a Service (SaaS)</text:span><text:span text:style-name="T61"> – Software como um Serviço, explicando as vantagens deste tipo de programa bem como exemplos de grandes empresas cujo produto se encaixa nesta categoria </text:span><text:span text:style-name="T62">(Facebook, Amazon e Google por exemplo). </text:span><text:span text:style-name="T63">Além dis</text:span><text:span text:style-name="T66">s</text:span><text:span text:style-name="T63">o, fala brevemente sobre Ruby e Rails, linguagem e arcabouço que serão utilizados no livro.</text:span></text:p>
      <text:p text:style-name="P7"><text:span text:style-name="T1"><text:tab/></text:span>1.6<text:span text:style-name="T1">: </text:span><text:span text:style-name="T14">A seção 1.6 define </text:span><text:span text:style-name="T13">Computação em Nuvem</text:span><text:span text:style-name="T14"> e </text:span><text:span text:style-name="T13">Clusters</text:span><text:span text:style-name="T14"> </text:span><text:span text:style-name="T38">assim</text:span><text:span text:style-name="T14"> como sua relação com Saa</text:span><text:span text:style-name="T15">S</text:span><text:span text:style-name="T14">. Além disso, explica brevemente a origem da computação em nuvem </text:span><text:span text:style-name="T16">e algumas de suas vantagens.</text:span></text:p>
      <text:p text:style-name="P8"><text:span text:style-name="T1"><text:tab/></text:span>1.7<text:span text:style-name="T1">: </text:span><text:span text:style-name="T17">Esta </text:span><text:span text:style-name="T39">curta</text:span><text:span text:style-name="T17"> seção compara o tempo de vida de uma peça de hardware com o de um software. Em especial, explica o que é um código belo e o que é um código legado, </text:span><text:span text:style-name="T40">além de</text:span><text:span text:style-name="T17"> o que é um código de curta duração inesperada. </text:span><text:span text:style-name="T18">Pessoalmente, apesar de a ideia parecer boa, separar em código belo e código legado pareceu estranho </text:span><text:span text:style-name="T19">e, não fosse pela didática, desnecessário.</text:span></text:p>
      <text:p text:style-name="P9"><text:span text:style-name="T1"><text:tab/></text:span>1.8<text:span text:style-name="T1">: </text:span><text:span text:style-name="T20">A seção 1.8 fala </text:span><text:span text:style-name="T41">rapidamente</text:span><text:span text:style-name="T20"> sobre controle de qualidade de programas </text:span><text:span text:style-name="T24">e define os termos </text:span><text:span text:style-name="T47">Verificação</text:span><text:span text:style-name="T24"> e </text:span><text:span text:style-name="T47">Validação</text:span><text:span text:style-name="T24"> – </text:span><text:span text:style-name="T25">se construiu corretamente e se construiu o desejado </text:span><text:span text:style-name="T26">respectivamente</text:span><text:span text:style-name="T20">. Em especial, fala sobre como isso é feito quando se utiliza Metodologia Ágil: fazendo testes </text:span><text:span text:style-name="T44">de unidade</text:span><text:span text:style-name="T20">, </text:span><text:span text:style-name="T44">de módulo</text:span><text:span text:style-name="T20">, </text:span><text:span text:style-name="T44">de integração</text:span><text:span text:style-name="T20"> e </text:span><text:span text:style-name="T44">de sistema</text:span><text:span text:style-name="T20">/</text:span><text:span text:style-name="T44">aceitação</text:span><text:span text:style-name="T20">, </text:span><text:span text:style-name="T27">que são escritos antes do código</text:span><text:span text:style-name="T20">. </text:span><text:span text:style-name="T29">Cada uma dessas etapas possui seus próprios testes para evitar que sejam exaustivos. </text:span><text:span text:style-name="T21">No caso dos de unidade e de módulo, </text:span><text:span text:style-name="T22">faz-se uso de </text:span><text:span text:style-name="T21">Desenvolvimento guiado por testes – </text:span><text:span text:style-name="T52">Test-Driven Development</text:span><text:span text:style-name="T21"> (</text:span><text:span text:style-name="T45">TDD</text:span><text:span text:style-name="T21">) </text:span><text:span text:style-name="T28">enquanto n</text:span><text:span text:style-name="T21">o caso dos testes de integração, aceitação e sistema, utiliza-se Projeto </text:span><text:span text:style-name="T23">guiado pelo comportamento – </text:span><text:span text:style-name="T53">Behavior-Driven Design </text:span><text:span text:style-name="T23">(</text:span><text:span text:style-name="T46">BDD</text:span><text:span text:style-name="T23">).</text:span></text:p>
      <text:p text:style-name="P10"><text:span text:style-name="T1"><text:tab/></text:span>1.9<text:span text:style-name="T1">: </text:span><text:span text:style-name="T30">A seção 1.9 fala sobre quatro mecanismos fundamentais para melhorar a produtividade no desenvolvimento de um programa. Esses quatro mecanismos são: </text:span><text:span text:style-name="T48">clareza via concisão</text:span><text:span text:style-name="T30"> (linhas de códigos mais curtas e de leitura mais rápida, e linguagens que automatizam funções que eram manuais), </text:span><text:span text:style-name="T48">síntese</text:span><text:span text:style-name="T30"> (</text:span><text:span text:style-name="T31">geração automática de código), </text:span><text:span text:style-name="T49">reúso</text:span><text:span text:style-name="T31"> (</text:span><text:span text:style-name="T32">bibliotecas, herança, orientação a objetos, padrões de projeto, </text:span><text:span text:style-name="T54">DRY – Don't repeat yourself</text:span><text:span text:style-name="T32">) </text:span><text:span text:style-name="T33">e </text:span><text:span text:style-name="T50">automação através de ferramentes</text:span><text:span text:style-name="T33"> (</text:span><text:span text:style-name="T34">utilizar ferramentas que automatizem algumas tarefas do processo de desenvolvimento, </text:span><text:span text:style-name="T35">em geral tediosas</text:span><text:span text:style-name="T34">).</text:span></text:p>
      <text:p text:style-name="P11"><text:tab/>As seções <text:span text:style-name="T68">1.10</text:span>, <text:span text:style-name="T68">1.11</text:span>, <text:span text:style-name="T68">1.12</text:span> e <text:span text:style-name="T68">1.13</text:span> são a conclusão do capítulo 1. Elas falam, respectivamente, sobre o conteúdo de cada capítulo, sobre os <text:span text:style-name="T55">screencasts</text:span> e <text:span text:style-name="T67">da importância do aprendizado por meio da </text:span>prática, sobre equívocos e problemas comumente <text:span text:style-name="T67">encontrados ao longo do capítulo – sendo esta seção comum a todos os capítulos, e um encerramento do mesmo, com comentários dos autores e rápida menção de alguns dos pontos importantes vistos até entã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9:34:06.916538304</meta:creation-date>
    <dc:date>2017-03-22T23:25:59.344246546</dc:date>
    <meta:editing-duration>PT3H23S</meta:editing-duration>
    <meta:editing-cycles>69</meta:editing-cycles>
    <meta:generator>LibreOffice/4.2.8.2$Linux_X86_64 LibreOffice_project/420m0$Build-2</meta:generator>
    <meta:document-statistic meta:table-count="0" meta:image-count="0" meta:object-count="0" meta:page-count="1" meta:paragraph-count="13" meta:word-count="624" meta:character-count="3939" meta:non-whitespace-character-count="3310"/>
  </office:meta>
</office:document-meta>
</file>